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af027" officeooo:paragraph-rsid="001af027"/>
    </style:style>
    <style:style style:name="P2" style:family="paragraph" style:parent-style-name="Standard">
      <style:text-properties fo:font-weight="bold" officeooo:rsid="001af027" officeooo:paragraph-rsid="001af027" style:font-weight-asian="bold" style:font-weight-complex="bold"/>
    </style:style>
    <style:style style:name="P3" style:family="paragraph" style:parent-style-name="Standard">
      <style:text-properties officeooo:rsid="001bded1" officeooo:paragraph-rsid="001bded1"/>
    </style:style>
    <style:style style:name="P4" style:family="paragraph" style:parent-style-name="Heading_20_3">
      <style:text-properties fo:font-weight="normal" officeooo:rsid="00236387" officeooo:paragraph-rsid="00236387" style:font-weight-asian="normal" style:font-weight-complex="normal"/>
    </style:style>
    <style:style style:name="P5" style:family="paragraph" style:parent-style-name="Standard">
      <style:text-properties officeooo:rsid="001bded1" officeooo:paragraph-rsid="001bded1"/>
    </style:style>
    <style:style style:name="P6" style:family="paragraph" style:parent-style-name="Standard">
      <style:text-properties fo:font-weight="bold" officeooo:rsid="001bded1" officeooo:paragraph-rsid="001bded1" style:font-weight-asian="bold" style:font-weight-complex="bold"/>
    </style:style>
    <style:style style:name="P7" style:family="paragraph" style:parent-style-name="Standard">
      <style:text-properties fo:font-weight="bold" officeooo:rsid="001cae82" officeooo:paragraph-rsid="001cae82" style:font-weight-asian="bold" style:font-weight-complex="bold"/>
    </style:style>
    <style:style style:name="P8" style:family="paragraph" style:parent-style-name="Standard">
      <style:text-properties fo:font-weight="bold" officeooo:rsid="001dd902" officeooo:paragraph-rsid="001dd902" style:font-weight-asian="bold" style:font-weight-complex="bold"/>
    </style:style>
    <style:style style:name="P9" style:family="paragraph" style:parent-style-name="Standard">
      <style:text-properties fo:font-weight="bold" officeooo:rsid="001e23fe" officeooo:paragraph-rsid="001e23fe" style:font-weight-asian="bold" style:font-weight-complex="bold"/>
    </style:style>
    <style:style style:name="P10" style:family="paragraph" style:parent-style-name="Standard">
      <style:text-properties fo:font-weight="bold" officeooo:rsid="001ebc4b" officeooo:paragraph-rsid="001ebc4b" style:font-weight-asian="bold" style:font-weight-complex="bold"/>
    </style:style>
    <style:style style:name="P11" style:family="paragraph" style:parent-style-name="Standard">
      <style:text-properties fo:font-weight="bold" officeooo:rsid="0022aa54" officeooo:paragraph-rsid="0022aa54" style:font-weight-asian="bold" style:font-weight-complex="bold"/>
    </style:style>
    <style:style style:name="P12" style:family="paragraph" style:parent-style-name="Standard">
      <style:text-properties officeooo:rsid="001cae82" officeooo:paragraph-rsid="001bded1"/>
    </style:style>
    <style:style style:name="P13" style:family="paragraph" style:parent-style-name="Standard">
      <style:text-properties fo:font-weight="normal" officeooo:rsid="001cae82" officeooo:paragraph-rsid="001cae82" style:font-weight-asian="normal" style:font-weight-complex="normal"/>
    </style:style>
    <style:style style:name="P14" style:family="paragraph" style:parent-style-name="Standard">
      <style:text-properties fo:font-weight="normal" officeooo:rsid="001dd902" officeooo:paragraph-rsid="001dd902" style:font-weight-asian="normal" style:font-weight-complex="normal"/>
    </style:style>
    <style:style style:name="P15" style:family="paragraph" style:parent-style-name="Standard">
      <style:text-properties fo:font-weight="normal" officeooo:rsid="001e23fe" officeooo:paragraph-rsid="001e23fe" style:font-weight-asian="normal" style:font-weight-complex="normal"/>
    </style:style>
    <style:style style:name="P16" style:family="paragraph" style:parent-style-name="Standard">
      <style:text-properties fo:font-weight="normal" officeooo:rsid="001ebc4b" officeooo:paragraph-rsid="001ebc4b" style:font-weight-asian="normal" style:font-weight-complex="normal"/>
    </style:style>
    <style:style style:name="P17" style:family="paragraph" style:parent-style-name="Standard">
      <style:text-properties fo:font-weight="normal" officeooo:rsid="0022aa54" officeooo:paragraph-rsid="0022aa54" style:font-weight-asian="normal" style:font-weight-complex="normal"/>
    </style:style>
    <style:style style:name="P18" style:family="paragraph" style:parent-style-name="Standard">
      <style:text-properties fo:font-weight="normal" officeooo:rsid="00236387" officeooo:paragraph-rsid="00236387" style:font-weight-asian="normal" style:font-weight-complex="normal"/>
    </style:style>
    <style:style style:name="P19" style:family="paragraph" style:parent-style-name="Standard">
      <style:text-properties officeooo:paragraph-rsid="001ebc4b"/>
    </style:style>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4">
      <style:paragraph-properties fo:margin-top="0cm" fo:margin-bottom="0cm" style:contextual-spacing="false"/>
    </style:style>
    <style:style style:name="P23" style:family="paragraph" style:parent-style-name="Text_20_body" style:list-style-name="L5"/>
    <style:style style:name="P24" style:family="paragraph" style:parent-style-name="Text_20_body" style:list-style-name="L5">
      <style:paragraph-properties fo:margin-top="0cm" fo:margin-bottom="0cm" style:contextual-spacing="false"/>
    </style:style>
    <style:style style:name="P25" style:family="paragraph" style:parent-style-name="Text_20_body" style:list-style-name="L6"/>
    <style:style style:name="P26" style:family="paragraph" style:parent-style-name="Text_20_body" style:list-style-name="L6">
      <style:paragraph-properties fo:margin-top="0cm" fo:margin-bottom="0cm" style:contextual-spacing="false"/>
    </style:style>
    <style:style style:name="P27" style:family="paragraph" style:parent-style-name="Text_20_body" style:list-style-name="L7"/>
    <style:style style:name="P28" style:family="paragraph" style:parent-style-name="Text_20_body" style:list-style-name="L7">
      <style:paragraph-properties fo:margin-top="0cm" fo:margin-bottom="0cm" style:contextual-spacing="false"/>
    </style:style>
    <style:style style:name="P29" style:family="paragraph" style:parent-style-name="Text_20_body" style:list-style-name="L8"/>
    <style:style style:name="P30" style:family="paragraph" style:parent-style-name="Text_20_body" style:list-style-name="L8">
      <style:paragraph-properties fo:margin-top="0cm" fo:margin-bottom="0cm" style:contextual-spacing="false"/>
    </style:style>
    <style:style style:name="P31" style:family="paragraph" style:parent-style-name="Text_20_body" style:list-style-name="L9"/>
    <style:style style:name="P32" style:family="paragraph" style:parent-style-name="Text_20_body" style:list-style-name="L9">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weight="bold" officeooo:rsid="00227f7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f1c5f" style:font-weight-asian="normal" style:font-weight-complex="normal"/>
    </style:style>
    <style:style style:name="T5" style:family="text">
      <style:text-properties officeooo:rsid="001ebc4b"/>
    </style:style>
    <style:style style:name="T6" style:family="text">
      <style:text-properties officeooo:rsid="001f1c5f"/>
    </style:style>
    <style:style style:name="T7" style:family="text">
      <style:text-properties officeooo:rsid="0020a1ff"/>
    </style:style>
    <style:style style:name="T8" style:family="text">
      <style:text-properties officeooo:rsid="00227f79"/>
    </style:style>
    <style:style style:name="T9" style:family="text">
      <style:text-properties officeooo:rsid="0022aa54"/>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erim Report: </text:p>
      <text:p text:style-name="P1"/>
      <text:p text:style-name="P3">.<text:span text:style-name="T1"> Introduction</text:span></text:p>
      <text:p text:style-name="P3">Brief Project Overview:</text:p>
      <text:p text:style-name="P3">Provide a one-sentence summary of the project: e.g., “This project aims to develop a real-time audio streaming platform for musicians to rehearse together remotely, using low-latency audio transmission over network protocols.”</text:p>
      <text:p text:style-name="P3"/>
      <text:p text:style-name="P3">Problem Statement:</text:p>
      <text:p text:style-name="P3">Describe the need for real-time remote rehearsing and why existing tools (like Zoom) may not meet musicians' low-latency requirements.</text:p>
      <text:p text:style-name="P3"/>
      <text:p text:style-name="P3">Project Motivation:</text:p>
      <text:p text:style-name="P3">Highlight the importance of addressing latency for remote collaborations, especially in creative fields such as music.</text:p>
      <text:p text:style-name="P3"/>
      <text:p text:style-name="P6">2. Aims and Objectives of the Project</text:p>
      <text:p text:style-name="P3">Primary Aim:</text:p>
      <text:p text:style-name="P3">Define the overall aim, e.g., “To develop a prototype for a low-latency audio streaming platform utilizing C++ and Linux networking protocols.”</text:p>
      <text:p text:style-name="P3"/>
      <text:p text:style-name="P3">Core Objectives:</text:p>
      <text:p text:style-name="P3">Objective 1: Research and understand low-latency networking protocols and relevant Linux tools (e.g., ALSA for audio, UDP sockets for network transmission).</text:p>
      <text:p text:style-name="P3"/>
      <text:p text:style-name="P3">Objective 2: Develop a proof-of-concept program for audio capture, transmission, and playback over a network.</text:p>
      <text:p text:style-name="P3"/>
      <text:p text:style-name="P3">Objective 3: Minimize audio latency in both capture and transmission stages.</text:p>
      <text:p text:style-name="P3"/>
      <text:p text:style-name="P3">Objective 4: Conduct initial testing and measure latency performance, identifying potential improvements.</text:p>
      <text:p text:style-name="P3"/>
      <text:p text:style-name="P6">3. Contingency Planning</text:p>
      <text:p text:style-name="P3">Plan for Technical Challenges:</text:p>
      <text:p text:style-name="P3">Example: If ALSA setup issues arise, alternative audio libraries (e.g., PulseAudio or Jack) can be explored.</text:p>
      <text:p text:style-name="P3"/>
      <text:p text:style-name="P3">Alternative Protocols:</text:p>
      <text:p text:style-name="P3">Prepare to test both UDP and TCP to compare and adapt if either protocol fails to meet latency or reliability standards.</text:p>
      <text:p text:style-name="P3"/>
      <text:p text:style-name="P3">Fallback Strategies:</text:p>
      <text:p text:style-name="P3">If low-latency goals are unattainable, focus on optimizing other aspects, like audio quality and stability, for a usable prototype.</text:p>
      <text:p text:style-name="P3"/>
      <text:p text:style-name="P3">Resource Availability:</text:p>
      <text:p text:style-name="P3">If certain resources (e.g., network bandwidth) are limited, conduct tests on a local network to demonstrate feasibility before expanding.</text:p>
      <text:p text:style-name="P3"/>
      <text:p text:style-name="P3"/>
      <text:p text:style-name="P3"/>
      <text:p text:style-name="P6"><text:soft-page-break/>4. Resources Required</text:p>
      <text:p text:style-name="P6"/>
      <text:p text:style-name="P3">Software and Libraries:</text:p>
      <text:p text:style-name="P3">ALSA and networking libraries for audio capture/playback and transmission.</text:p>
      <text:p text:style-name="P3">Linux OS for development (e.g., Fedora).</text:p>
      <text:p text:style-name="P3">C++ compiler and development tools (e.g., GCC, g++).</text:p>
      <text:p text:style-name="P3"/>
      <text:p text:style-name="P3">Hardware:</text:p>
      <text:p text:style-name="P3">Computer with a Linux environment for development and testing.</text:p>
      <text:p text:style-name="P3">Audio peripherals (microphones, speakers) for testing audio capture and playback.</text:p>
      <text:p text:style-name="P3"/>
      <text:p text:style-name="P3">Network Access:</text:p>
      <text:p text:style-name="P3">Reliable internet connection for real-time testing.</text:p>
      <text:p text:style-name="P3">Access to high-bandwidth local network for latency testing.</text:p>
      <text:p text:style-name="P3"/>
      <text:p text:style-name="P3">Documentation:</text:p>
      <text:p text:style-name="P3">Access to technical documentation for ALSA and Linux networking to support development.</text:p>
      <text:p text:style-name="P3"/>
      <text:p text:style-name="P6">5. Risk Assessment</text:p>
      <text:p text:style-name="P3">Technical Risks:</text:p>
      <text:p text:style-name="P3">Risk: Difficulty achieving low-latency audio streaming due to network or processing delays.</text:p>
      <text:p text:style-name="P3">Mitigation: Prioritize UDP protocol to minimize latency, optimize buffer sizes, and reduce audio quality if needed.</text:p>
      <text:p text:style-name="P3"/>
      <text:p text:style-name="P3">Operational Risks:</text:p>
      <text:p text:style-name="P3">Risk: Limited hardware or network infrastructure could affect testing reliability.</text:p>
      <text:p text:style-name="P3">Mitigation: Perform initial testing on local network before scaling to wider internet tests.</text:p>
      <text:p text:style-name="P3"/>
      <text:p text:style-name="P3">Resource Risks:</text:p>
      <text:p text:style-name="P3">Risk: Limited access to certain libraries or resources on specific Linux distributions.</text:p>
      <text:p text:style-name="P3">Mitigation: Use widely compatible libraries (ALSA, UDP sockets), and select a stable Linux distribution (e.g., Fedora) with wide community support.</text:p>
      <text:p text:style-name="P3"/>
      <text:p text:style-name="P3">Time Management:</text:p>
      <text:p text:style-name="P3">Risk: Potential delays in research and testing due to unfamiliarity with audio libraries.</text:p>
      <text:p text:style-name="P3">Mitigation: Allocate time for initial research and prototyping, with buffer time for troubleshooti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
      <text:p text:style-name="P7"><text:soft-page-break/>Project Overview (From brief) </text:p>
      <text:p text:style-name="P7"/>
      <text:p text:style-name="P7">Studnet name: <text:span text:style-name="T3">Juls Ruiz Ubago </text:span></text:p>
      <text:p text:style-name="P7">Student number: <text:span text:style-name="T3">2395506R</text:span></text:p>
      <text:p text:style-name="P7">Degree program: <text:span text:style-name="T3"><text:s/>Beng Electronics with Music</text:span></text:p>
      <text:p text:style-name="P13"><text:span text:style-name="T1">Working Title </text:span>: Live Music Performance over the net </text:p>
      <text:p text:style-name="P7">Name of Supervisor: <text:span text:style-name="T3">Nicholas Bailey</text:span></text:p>
      <text:p text:style-name="P7">Academic Year: <text:span text:style-name="T3"><text:s/>2024/2025</text:span></text:p>
      <text:p text:style-name="P7"><text:span text:style-name="T3"/></text:p>
      <text:p text:style-name="P8">Project Description (from brief) </text:p>
      <text:p text:style-name="P14">The recent SARS-2 (COVID-19) epidemic has spawned a number of popular video conferencing applications. While entirely suitable for conducting business meetings, their performance falls far short of enabling musicians to rehearse and perform together. This is for structural reasons: they are based on a client-server model which necessarily introduced delays unacceptable for music performance. The videos of ensemble performance one sees on the internet are always the result of the performers playing to a click-track and being mixed down subsequently. This project seeks to develop and deploy a practical internet-mediated rehearsal system based on non-specialist consumer-grade hardware. Combining low-latency audio transports such as Jack Trip (1) with low resolution, low-latency video coding techniques and a different network topology, it should be possible to deliver a system which comes far closer to satisfying the musician’s more exacting needs, particularly in relation to software performance, we would aim to deploy the system on single-board computers and test it with the cooperation of professional music practitioners. The system had potential to be used in music tuition and recreational remote performance post-COVID. </text:p>
      <text:p text:style-name="P14"/>
      <text:p text:style-name="P14"/>
      <text:p text:style-name="P18">Script: </text:p>
      <text:h text:style-name="P4" text:outline-level="3"><text:span text:style-name="Strong_20_Emphasis">1. Introduction</text:span></text:h>
      <text:list text:style-name="L5">
        <text:list-item>
          <text:p text:style-name="P23"><text:span text:style-name="Strong_20_Emphasis">Problem Statement</text:span>:</text:p>
          <text:list>
            <text:list-item>
              <text:p text:style-name="P24">Since the COVID-19 pandemic, many online platforms have emerged to facilitate remote communication in business and education. However, these applications (e.g., Zoom, Teams) fall short for real-time musical collaboration because their design does not prioritize low latency.</text:p>
            </text:list-item>
            <text:list-item>
              <text:p text:style-name="P24">For musicians, the client-server models used in these platforms introduce delays that disrupt the timing required for live rehearsals and performances.</text:p>
            </text:list-item>
            <text:list-item>
              <text:p text:style-name="P24">Although some musicians perform together online, these are often pre-recorded performances synchronized with a click track, lacking the immediacy and interactivity of live rehearsals.</text:p>
            </text:list-item>
          </text:list>
        </text:list-item>
        <text:list-item>
          <text:p text:style-name="P23"><text:span text:style-name="Strong_20_Emphasis">Solution</text:span>:</text:p>
          <text:list>
            <text:list-item>
              <text:p text:style-name="P24">This project aims to develop a dedicated online service tailored to musicians, optimizing audio streaming for low latency to provide a real-time audiovisual experience.</text:p>
            </text:list-item>
            <text:list-item>
              <text:p text:style-name="P23">The system will be designed to work on consumer-grade hardware to ensure accessibility, using optimized Linux protocols and libraries to achieve minimal delay in audio and video transmission.</text:p>
            </text:list-item>
          </text:list>
        </text:list-item>
      </text:list>
      <text:p text:style-name="Horizontal_20_Line"/>
      <text:h text:style-name="Heading_20_3" text:outline-level="3"><text:soft-page-break/><text:span text:style-name="Strong_20_Emphasis">2. Aims and Objectives</text:span></text:h>
      <text:list text:style-name="L6">
        <text:list-item>
          <text:p text:style-name="P25"><text:span text:style-name="Strong_20_Emphasis">Primary Aim</text:span>:</text:p>
          <text:list>
            <text:list-item>
              <text:p text:style-name="P26">To create a platform that enables musicians to rehearse and perform remotely with low-latency audio and video. The focus will be on minimizing transmission delays to provide a real-time, user-friendly experience on widely available hardware.</text:p>
            </text:list-item>
          </text:list>
        </text:list-item>
        <text:list-item>
          <text:p text:style-name="P25"><text:span text:style-name="Strong_20_Emphasis">Core Objectives</text:span>:</text:p>
          <text:list>
            <text:list-item>
              <text:p text:style-name="P26"><text:span text:style-name="Strong_20_Emphasis">Research</text:span>: Analyze existing services (Jamulus, JamKazam, NinJam) and familiarize yourself with Linux networking and audio libraries that support low-latency needs.</text:p>
              <text:list>
                <text:list-item>
                  <text:p text:style-name="P26">Identify suitable protocols and libraries, such as UDP sockets for network transmission, ALSA for audio processing, JackTrip for low-latency audio, and WebRTC for real-time peer-to-peer communication.</text:p>
                </text:list-item>
              </text:list>
            </text:list-item>
            <text:list-item>
              <text:p text:style-name="P26"><text:span text:style-name="Strong_20_Emphasis">Prototype Development</text:span>:</text:p>
              <text:list>
                <text:list-item>
                  <text:p text:style-name="P26">Build a prototype platform with low-latency, low-resolution audiovisual streaming capabilities.</text:p>
                </text:list-item>
                <text:list-item>
                  <text:p text:style-name="P26">Focus on ensuring the platform is functional on consumer-grade devices, like single-board computers, for accessibility.</text:p>
                </text:list-item>
              </text:list>
            </text:list-item>
            <text:list-item>
              <text:p text:style-name="P26"><text:span text:style-name="Strong_20_Emphasis">Testing and Evaluation</text:span>:</text:p>
              <text:list>
                <text:list-item>
                  <text:p text:style-name="P26">Test latency performance and user experience with professional musicians.</text:p>
                </text:list-item>
                <text:list-item>
                  <text:p text:style-name="P25">Gather feedback on system usability, audio quality, and timing accuracy to guide further development.</text:p>
                </text:list-item>
              </text:list>
            </text:list-item>
          </text:list>
        </text:list-item>
      </text:list>
      <text:p text:style-name="Horizontal_20_Line"/>
      <text:h text:style-name="Heading_20_3" text:outline-level="3"><text:span text:style-name="Strong_20_Emphasis">3. Contingency Planning</text:span></text:h>
      <text:list text:style-name="L7">
        <text:list-item>
          <text:p text:style-name="P27"><text:span text:style-name="Strong_20_Emphasis">Technical Challenges</text:span>:</text:p>
          <text:list>
            <text:list-item>
              <text:p text:style-name="P28"><text:span text:style-name="Strong_20_Emphasis">Issue</text:span>: If the chosen audio transmission tools (e.g., JackTrip, ALSA) do not achieve the desired low latency.</text:p>
            </text:list-item>
            <text:list-item>
              <text:p text:style-name="P28"><text:span text:style-name="Strong_20_Emphasis">Solution</text:span>: Investigate other options, such as PulseAudio, or consider a hybrid approach combining different protocols to optimize performance.</text:p>
            </text:list-item>
          </text:list>
        </text:list-item>
        <text:list-item>
          <text:p text:style-name="P27"><text:span text:style-name="Strong_20_Emphasis">Network Protocol Limitations</text:span>:</text:p>
          <text:list>
            <text:list-item>
              <text:p text:style-name="P28"><text:span text:style-name="Strong_20_Emphasis">Issue</text:span>: If UDP or peer-to-peer connections prove unreliable or unable to sustain low-latency requirements.</text:p>
            </text:list-item>
            <text:list-item>
              <text:p text:style-name="P28"><text:span text:style-name="Strong_20_Emphasis">Solution</text:span>: Test both UDP and TCP protocols, adjusting buffer sizes and packet handling to see which configuration achieves the best results with minimal latency and acceptable reliability.</text:p>
            </text:list-item>
          </text:list>
        </text:list-item>
        <text:list-item>
          <text:p text:style-name="P27"><text:span text:style-name="Strong_20_Emphasis">Fallback Strategy</text:span>:</text:p>
          <text:list>
            <text:list-item>
              <text:p text:style-name="P28"><text:span text:style-name="Strong_20_Emphasis">Issue</text:span>: Low-latency transmission for both audio and video may be unachievable within project constraints.</text:p>
            </text:list-item>
            <text:list-item>
              <text:p text:style-name="P28"><text:span text:style-name="Strong_20_Emphasis">Solution</text:span>: Prioritize high-quality, low-latency audio. Offer video as a secondary feature, potentially with a lower resolution or as an optional toggle for users who prefer audio-only rehearsals.</text:p>
            </text:list-item>
          </text:list>
        </text:list-item>
        <text:list-item>
          <text:p text:style-name="P27"><text:span text:style-name="Strong_20_Emphasis">Testing Limitations</text:span>:</text:p>
          <text:list>
            <text:list-item>
              <text:p text:style-name="P28"><text:span text:style-name="Strong_20_Emphasis">Issue</text:span>: Potential challenges in accessing professional musicians for testing.</text:p>
            </text:list-item>
            <text:list-item>
              <text:p text:style-name="P27"><text:soft-page-break/><text:span text:style-name="Strong_20_Emphasis">Solution</text:span>: Initially conduct latency and quality testing using automated measurements or simulated network conditions. If professional musicians are unavailable, use amateur musicians or recordings to mimic real-world usage.</text:p>
            </text:list-item>
          </text:list>
        </text:list-item>
      </text:list>
      <text:p text:style-name="Horizontal_20_Line"/>
      <text:h text:style-name="Heading_20_3" text:outline-level="3"><text:span text:style-name="Strong_20_Emphasis">4. Resources Required</text:span></text:h>
      <text:list text:style-name="L8">
        <text:list-item>
          <text:p text:style-name="P29"><text:span text:style-name="Strong_20_Emphasis">Software and Libraries</text:span>:</text:p>
          <text:list>
            <text:list-item>
              <text:p text:style-name="P30">Linux-based tools like ALSA (for audio capture and playback) and UDP libraries for network transmission.</text:p>
            </text:list-item>
            <text:list-item>
              <text:p text:style-name="P30">JackTrip for low-latency audio streaming, and potentially WebRTC if video streaming is incorporated.</text:p>
            </text:list-item>
            <text:list-item>
              <text:p text:style-name="P30">C++ development tools (GCC, <text:span text:style-name="Source_20_Text">g++</text:span>) for coding, compiling, and testing.</text:p>
            </text:list-item>
          </text:list>
        </text:list-item>
        <text:list-item>
          <text:p text:style-name="P29"><text:span text:style-name="Strong_20_Emphasis">Hardware</text:span>:</text:p>
          <text:list>
            <text:list-item>
              <text:p text:style-name="P30">Consumer-grade single-board computers (e.g., Raspberry Pi) to validate that the platform works on accessible hardware.</text:p>
            </text:list-item>
            <text:list-item>
              <text:p text:style-name="P30">Audio peripherals (USB microphones, headphones) for audio capture and playback during testing.</text:p>
            </text:list-item>
          </text:list>
        </text:list-item>
        <text:list-item>
          <text:p text:style-name="P29"><text:span text:style-name="Strong_20_Emphasis">Networking and Testing Setup</text:span>:</text:p>
          <text:list>
            <text:list-item>
              <text:p text:style-name="P30">Access to a stable internet connection for remote testing, as well as a local network environment to evaluate network latency in controlled conditions.</text:p>
            </text:list-item>
            <text:list-item>
              <text:p text:style-name="P30">Instruments or software that can simulate typical musician interactions or allow for accurate latency measurements.</text:p>
            </text:list-item>
          </text:list>
        </text:list-item>
        <text:list-item>
          <text:p text:style-name="P29"><text:span text:style-name="Strong_20_Emphasis">Human Resources</text:span>:</text:p>
          <text:list>
            <text:list-item>
              <text:p text:style-name="P30">Collaboration with musicians for usability testing and feedback on audio quality and timing accuracy.</text:p>
            </text:list-item>
            <text:list-item>
              <text:p text:style-name="P29">Access to resources or communities where musicians are willing to test and provide feedback on the platform.</text:p>
            </text:list-item>
          </text:list>
        </text:list-item>
      </text:list>
      <text:p text:style-name="Horizontal_20_Line"/>
      <text:h text:style-name="Heading_20_3" text:outline-level="3"><text:span text:style-name="Strong_20_Emphasis">5. Risk Assessment</text:span></text:h>
      <text:list text:style-name="L9">
        <text:list-item>
          <text:p text:style-name="P31"><text:span text:style-name="Strong_20_Emphasis">Technical Risks</text:span>:</text:p>
          <text:list>
            <text:list-item>
              <text:p text:style-name="P32"><text:span text:style-name="Strong_20_Emphasis">Risk</text:span>: Low-latency audio streaming may not meet performance requirements on consumer-grade hardware.</text:p>
            </text:list-item>
            <text:list-item>
              <text:p text:style-name="P32"><text:span text:style-name="Strong_20_Emphasis">Mitigation</text:span>: Prioritize testing on local networks first, and experiment with different protocols and configurations to minimize processing and transmission delays.</text:p>
            </text:list-item>
          </text:list>
        </text:list-item>
        <text:list-item>
          <text:p text:style-name="P31"><text:span text:style-name="Strong_20_Emphasis">Network Reliability Risks</text:span>:</text:p>
          <text:list>
            <text:list-item>
              <text:p text:style-name="P32"><text:span text:style-name="Strong_20_Emphasis">Risk</text:span>: Fluctuations in network speed or packet loss during real-time streaming could degrade audio or video quality.</text:p>
            </text:list-item>
            <text:list-item>
              <text:p text:style-name="P32"><text:span text:style-name="Strong_20_Emphasis">Mitigation</text:span>: Implement network monitoring and error correction mechanisms. Use lower-bitrate or lower-resolution video to reduce bandwidth requirements.</text:p>
            </text:list-item>
          </text:list>
        </text:list-item>
        <text:list-item>
          <text:p text:style-name="P31"><text:span text:style-name="Strong_20_Emphasis">Hardware Constraints</text:span>:</text:p>
          <text:list>
            <text:list-item>
              <text:p text:style-name="P32"><text:soft-page-break/><text:span text:style-name="Strong_20_Emphasis">Risk</text:span>: Consumer-grade hardware may not provide consistent performance for real-time streaming.</text:p>
            </text:list-item>
            <text:list-item>
              <text:p text:style-name="P32"><text:span text:style-name="Strong_20_Emphasis">Mitigation</text:span>: Optimize the platform to run efficiently with minimal resource usage and test thoroughly on a range of devices to identify potential issues.</text:p>
            </text:list-item>
          </text:list>
        </text:list-item>
        <text:list-item>
          <text:p text:style-name="P31"><text:span text:style-name="Strong_20_Emphasis">User Adoption and Feedback</text:span>:</text:p>
          <text:list>
            <text:list-item>
              <text:p text:style-name="P32"><text:span text:style-name="Strong_20_Emphasis">Risk</text:span>: Limited access to musicians for testing may delay feedback and validation of platform effectiveness.</text:p>
            </text:list-item>
            <text:list-item>
              <text:p text:style-name="P31"><text:span text:style-name="Strong_20_Emphasis">Mitigation</text:span>: Develop a testing plan that includes both musicians and technical testers. Seek early feedback to refine the platform in stages rather than in final form only.</text:p>
            </text:list-item>
          </text:list>
        </text:list-item>
      </text:list>
      <text:p text:style-name="P1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Ç</text:p>
      <text:p text:style-name="P18"/>
      <text:p text:style-name="P18"/>
      <text:p text:style-name="P18"/>
      <text:p text:style-name="P18"/>
      <text:p text:style-name="P1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text:soft-page-break/>1. Introduction:</text:p>
      <text:p text:style-name="P15"><text:s/>This project aims to develop a streaming platform suitable for music performance. After the COVID-19 pandemic, several online platforms were created to allow remote interaction betweem peers. This allowed for business and education activities, such as meetings and lectures, to carry on despite having to stay at home. In the area of music, most of the popularized apps like Zoom or Teams cannot provide the experience of a live rehearsal or performance. </text:p>
      <text:p text:style-name="P15"/>
      <text:p text:style-name="P15">While, online performances have been carried out, most of them rely on each musician r<text:span text:style-name="T5">ç</text:span></text:p>
      <text:p text:style-name="P10">stablish problem. </text:p>
      <text:p text:style-name="P10"/>
      <text:p text:style-name="P16"/>
      <text:p text:style-name="P10">Solution: <text:span text:style-name="T3"><text:s/>This project will aim too develop an online service specifically design for musicians. Focusing on reducing audio streaming latency, and providing a real-time audiovisual experience, while using consumer-friendly hardware generally available. </text:span></text:p>
      <text:p text:style-name="P10"><text:span text:style-name="T3"/></text:p>
      <text:p text:style-name="P10"><text:span text:style-name="T3"/></text:p>
      <text:p text:style-name="P10">2. Aims and Objectives:</text:p>
      <text:p text:style-name="P10"><text:s/><text:span text:style-name="T3">. </text:span><text:span text:style-name="T4">Primary aim: Develop a platform for musicians to rehearse and perform from remote locations. The main focus will be to reduce latency in audio and video transmission and provide a user-friendly real-time communication experience. </text:span></text:p>
      <text:p text:style-name="P19"><text:s/></text:p>
      <text:p text:style-name="P19">. <text:span text:style-name="T6">Core Objectives: </text:span></text:p>
      <text:p text:style-name="P19"><text:tab/>. <text:span text:style-name="T6">Research similar services already on the market </text:span><text:span text:style-name="T7">(such as Jamulus, JamKazam or NinJam)</text:span><text:span text:style-name="T6">, and get familiar with Linux protocols </text:span><text:span text:style-name="T7">and libraries (UDP sockets for network transmission, ALSA for audio processing, JackTrip for low-latency audio transmission; or WebRTC for real-time peer-to-peer communication) <text:s/></text:span></text:p>
      <text:p text:style-name="P19"><text:tab/>. <text:span text:style-name="T7">Create a prototype platform that implements low-latency, low-resolution audiovisual streaming. </text:span></text:p>
      <text:p text:style-name="P19"><text:tab/>. </text:p>
      <text:list text:style-name="L3">
        <text:list-item>
          <text:p text:style-name="P20"><text:span text:style-name="Strong_20_Emphasis">Core Objectives</text:span>:</text:p>
        </text:list-item>
      </text:list>
      <text:list text:style-name="L4">
        <text:list-item>
          <text:p text:style-name="P22"><text:span text:style-name="Strong_20_Emphasis">Objective 1</text:span>: Research and integrate low-latency audio protocols, like JackTrip, that provide minimal audio delays over networks.</text:p>
        </text:list-item>
        <text:list-item>
          <text:p text:style-name="P22"><text:span text:style-name="Strong_20_Emphasis">Objective 2</text:span>: Implement low-resolution, low-latency video streaming to support visual cues without significant bandwidth overhead.</text:p>
        </text:list-item>
        <text:list-item>
          <text:p text:style-name="P22"><text:span text:style-name="Strong_20_Emphasis">Objective 3</text:span>: Test peer-to-peer or mesh networking topologies, which may reduce latency compared to the traditional client-server model.</text:p>
        </text:list-item>
        <text:list-item>
          <text:p text:style-name="P22"><text:span text:style-name="Strong_20_Emphasis">Objective 4</text:span>: Test the system on consumer-grade single-board computers (e.g., Raspberry Pi) to ensure broad accessibility.</text:p>
        </text:list-item>
        <text:list-item>
          <text:p text:style-name="P21"><text:span text:style-name="Strong_20_Emphasis">Objective 5</text:span>: Conduct usability testing with professional musicians to validate the platform’s effectiveness and practicality for real-time musical collaboration.</text:p>
        </text:list-item>
      </text:list>
      <text:p text:style-name="P16"/>
      <text:p text:style-name="P10"><text:span text:style-name="T3"/></text:p>
      <text:p text:style-name="P16"><text:span text:style-name="T2">3. Contingency Planning:</text:span></text:p>
      <text:p text:style-name="P16"><text:span text:style-name="T2"><text:s/></text:span><text:span text:style-name="T8">. Technical issues: transmission tools or low-latency implemented software does not meet the expected performance requirements. Solution: explore other audio transmission methods and possible hybrid approaches. (JackTrip or PulseAudio). </text:span></text:p>
      <text:p text:style-name="P16"/>
      <text:p text:style-name="P16">. <text:span text:style-name="T8">Peer-to-peer communication issues: </text:span><text:span text:style-name="T9">compare performance of UDP and TCP communication protocols to test latency and general reliability. </text:span></text:p>
      <text:p text:style-name="P16"/>
      <text:p text:style-name="P16"><text:soft-page-break/>. <text:span text:style-name="T9">Fallback plan: in case that low-latency audio and video transmission becomes too much of an issue, prioritize quality audio transmission, with a lower resolution video stream, or even offering video transmission as an optional feature. </text:span></text:p>
      <text:p text:style-name="P15"/>
      <text:p text:style-name="P15">. <text:span text:style-name="T9">Testing potential problems: If </text:span></text:p>
      <text:p text:style-name="P15"/>
      <text:p text:style-name="P15"/>
      <text:p text:style-name="P11">4. Resources:</text:p>
      <text:p text:style-name="P17">.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0T11:56:55.904681254</meta:creation-date>
    <dc:date>2024-11-10T19:14:58.608457204</dc:date>
    <meta:editing-duration>PT1H47M18S</meta:editing-duration>
    <meta:editing-cycles>5</meta:editing-cycles>
    <meta:generator>LibreOffice/24.2.6.2$Linux_X86_64 LibreOffice_project/420$Build-2</meta:generator>
    <meta:document-statistic meta:table-count="0" meta:image-count="0" meta:object-count="0" meta:page-count="8" meta:paragraph-count="147" meta:word-count="1884" meta:character-count="13340" meta:non-whitespace-character-count="11632"/>
  </office:meta>
</office:document-meta>
</file>